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90000013E1C29E8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586cm" fo:min-width="1.58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3.67cm" fo:min-width="5.837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336cm" fo:min-width="9.84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0.892cm" svg:height="7.083cm" svg:x="-0.059cm" svg:y="-0.083cm">
            <draw:image xlink:href="Pictures/10000000000001E90000013E1C29E89D.png" xlink:type="simple" xlink:show="embed" xlink:actuate="onLoad" draw:mime-type="image/png">
              <text:p/>
            </draw:image>
          </draw:frame>
          <draw:custom-shape draw:style-name="gr3" draw:text-style-name="P2" draw:layer="layout" svg:width="2.167cm" svg:height="0.916cm" svg:x="0.333cm" svg:y="5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417cm" svg:height="4cm" svg:x="0.333cm" svg:y="1.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0.427cm" svg:height="0.666cm" svg:x="0.333cm" svg:y="0.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7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7T18:24:51.456982254</dc:date>
    <meta:editing-duration>PT6M44S</meta:editing-duration>
    <meta:editing-cycles>2</meta:editing-cycles>
    <meta:generator>LibreOffice/24.2.7.2$Linux_X86_64 LibreOffice_project/420$Build-2</meta:generator>
    <meta:document-statistic meta:object-count="5"/>
  </office:meta>
</office:document-meta>
</file>